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talk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and was glad of it,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as alright around her, and there was nothing to worry about, and you were by her side. There was nothing extraordinary about what she wished for, so why did it feel impossible? Why did it feel like a far-fetched dream? <text:span text:style-name="T1">Maybe because I don’t know if I can even take the first step towards this dream,</text:span> maybe she felt she lacked the courage to do that.</text:p>
      <text:p text:style-name="Normal">But, at the same time, <text:span text:style-name="T1">I don’t want to give up. Even if I’m destined to fail, at the very least I want to try. So...</text:span> Her steps were uncertain, they almost felt awkward, but wading through her negativity or plagued by doubt, this girl walked on, searching for something that might never be.</text:p>
      <text:p text:style-name="Normal"/>
      <text:p text:style-name="Normal">A cool wind blew in through the library’s open windows. At hours like these, the place was mostly empty; usually only a few spent their lunch break here, and most were stray students who came in for one reason or another. For instance, some came in to read, others had homework they needed to finish, and others still just wanted a peaceful refuge away from the sun. Today, there was even someone who’d come here to confess to their crush.</text:p>
      <text:p text:style-name="Normal">That someone had skipped lunch altogether, partly to get here early, and partly because she was so nervous just the smell of food from the cafeteria had made her nauseous. She was sitting next to a window at the far end of the library opposite to the entrance, as far from others as possible while remaining visible to those who came in. And, when she saw <text:span text:style-name="T1">you</text:span> come in, while externally she shyly but calmly waved at you, her heart was beating so hard and so fast she was certain it was trying to break out of her chest to get away from he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